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alibri" svg:font-family="Calibri" style:font-family-generic="roman" style:font-pitch="variable"/>
    <style:font-face style:name="ComicSansMS" svg:font-family="ComicSansMS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Serif-Bold" fo:font-size="11pt" fo:font-weight="bold" officeooo:paragraph-rsid="001fd530" style:font-size-asian="11pt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LiberationSerif-Bold" fo:font-size="12pt" fo:font-weight="bold" officeooo:paragraph-rsid="001fd530" style:font-size-asian="12pt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LiberationSerif" fo:font-size="11pt" officeooo:paragraph-rsid="001fd530" style:font-size-asian="11pt"/>
    </style:style>
    <style:style style:name="P5" style:family="paragraph" style:parent-style-name="Standard">
      <style:paragraph-properties fo:text-align="center" style:justify-single-word="false"/>
      <style:text-properties style:font-name="LiberationSerif" fo:font-size="11pt" officeooo:rsid="001d2172" officeooo:paragraph-rsid="001fd530" style:font-size-asian="11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1fd530"/>
    </style:style>
    <style:style style:name="P8" style:family="paragraph" style:parent-style-name="Standard">
      <style:paragraph-properties fo:text-align="justify" style:justify-single-word="false"/>
      <style:text-properties officeooo:paragraph-rsid="00244ff2"/>
    </style:style>
    <style:style style:name="P9" style:family="paragraph" style:parent-style-name="Standard">
      <style:paragraph-properties fo:text-align="justify" style:justify-single-word="false"/>
      <style:text-properties officeooo:paragraph-rsid="00261e98"/>
    </style:style>
    <style:style style:name="P10" style:family="paragraph" style:parent-style-name="Standard">
      <style:paragraph-properties fo:text-align="justify" style:justify-single-word="false"/>
      <style:text-properties officeooo:rsid="0022fc06" officeooo:paragraph-rsid="0022fc06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>
      <style:paragraph-properties fo:text-align="justify" style:justify-single-word="false"/>
    </style:style>
    <style:style style:name="P15" style:family="paragraph" style:parent-style-name="Text_20_body" style:list-style-name="L6"/>
    <style:style style:name="P16" style:family="paragraph" style:list-style-name="L7"/>
    <style:style style:name="T1" style:family="text">
      <style:text-properties style:font-name="LiberationSerif-Bold" fo:font-size="12pt" fo:font-weight="bold" style:font-size-asian="12pt" style:font-weight-asian="bold"/>
    </style:style>
    <style:style style:name="T2" style:family="text">
      <style:text-properties style:font-name="LiberationSerif-Bold" fo:font-size="12pt" fo:font-weight="bold" officeooo:rsid="001fd530" style:font-size-asian="12pt" style:font-weight-asian="bold"/>
    </style:style>
    <style:style style:name="T3" style:family="text">
      <style:text-properties style:font-name="LiberationSerif-Bold" fo:font-size="12pt" fo:font-weight="bold" officeooo:rsid="00244ff2" style:font-size-asian="12pt" style:font-weight-asian="bold"/>
    </style:style>
    <style:style style:name="T4" style:family="text">
      <style:text-properties style:font-name="LiberationSerif-Bold" fo:font-size="12pt" fo:font-weight="bold" style:font-size-asian="12pt" style:font-weight-asian="normal" style:font-weight-complex="normal"/>
    </style:style>
    <style:style style:name="T5" style:family="text">
      <style:text-properties style:font-name="LiberationSerif-Bold" fo:font-size="12pt" fo:font-weight="normal" style:font-size-asian="12pt" style:font-weight-asian="normal" style:font-weight-complex="normal"/>
    </style:style>
    <style:style style:name="T6" style:family="text">
      <style:text-properties style:font-name="LiberationSerif-Bold" fo:font-size="12pt" fo:font-weight="normal" officeooo:rsid="00244ff2" style:font-size-asian="12pt" style:font-weight-asian="normal" style:font-weight-complex="normal"/>
    </style:style>
    <style:style style:name="T7" style:family="text">
      <style:text-properties fo:font-style="italic"/>
    </style:style>
    <style:style style:name="T8" style:family="text">
      <style:text-properties fo:font-weight="bold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fo:language="zxx" fo:country="none" officeooo:rsid="00261e98" style:language-asian="zxx" style:country-asian="none" style:language-complex="zxx" style:country-complex="none"/>
    </style:style>
    <style:style style:name="T11" style:family="text">
      <style:text-properties officeooo:rsid="00244ff2"/>
    </style:style>
    <style:style style:name="T12" style:family="text">
      <style:text-properties fo:color="#0033cd" style:font-name="ComicSansMS" fo:font-size="28pt" style:font-size-asian="28pt"/>
    </style:style>
    <style:style style:name="T13" style:family="text">
      <style:text-properties fo:color="#0033cd" style:font-name="ComicSansMS" fo:font-size="28pt" fo:language="zxx" fo:country="none" style:font-size-asian="28pt" style:language-asian="zxx" style:country-asian="none" style:language-complex="zxx" style:country-complex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Federal de Roraima</text:p>
      <text:p text:style-name="P3">Departamento de Ciência da Computação</text:p>
      <text:p text:style-name="P4">DISCIPLINA: Sistemas Operacionais – DCC403</text:p>
      <text:p text:style-name="P5">Aluno: Felipe Derkian de Sousa Freitas</text:p>
      <text:p text:style-name="P5"/>
      <text:p text:style-name="P2"><text:span text:style-name="T1">LISTA 2 - Prazo de Entrega: 10/07/2018</text:span></text:p>
      <text:p text:style-name="P1"><text:span text:style-name="T1"/></text:p>
      <text:p text:style-name="P6"><text:span text:style-name="T1">2) Existem quatro tipos de problemas que podem ocorrer na execução de processos concorrentes: trancamento (lockout), impasse (deadlock), inanição (starvation) e indeterminismo. Explique cada um deles dando exemplos de situações onde podem ocorrer.</text:span></text:p>
      <text:p text:style-name="P6"><text:span text:style-name="T1"/></text:p>
      <text:p text:style-name="P9"><text:span text:style-name="T2">T</text:span><text:span text:style-name="T1">rancamento (lockout): </text:span><text:span text:style-name="T9">tarefa aguardando um evento que nunca ocorrerá.</text:span></text:p>
      <text:p text:style-name="P9"><text:span text:style-name="T10">Exemplo: </text:span><text:span text:style-name="T9">Vários processos aguardando um evento </text:span>(recurso ocupado), reduzindo o desempenho.</text:p>
      <text:p text:style-name="P7"><text:span text:style-name="T1"/></text:p>
      <text:p text:style-name="P6"><text:span text:style-name="T2">I</text:span><text:span text:style-name="T1">mpasse (deadlock): </text:span>O deadlock ocorre com um conjunto de processos e recursos não-preemptíveis, onde um ou mais processos desse conjunto está aguardando a liberação de um recurso por um outro processo, o qual, por sua vez, aguarda a liberação de outro recurso alocado ou dependente do primeiro processo <text:span text:style-name="T5">.</text:span></text:p>
      <text:p text:style-name="P6"><text:span text:style-name="T5"/></text:p>
      <text:list xml:id="list1438349040" text:style-name="L5">
        <text:list-item>
          <text:p text:style-name="P14"><text:span text:style-name="T4">Condição de não-preempção</text:span><text:span text:style-name="T5">: </text:span>recursos já alocados a processos não podem ser tomados à força. Eles precisam ser liberados explicitamente pelo processo que detém a sua posse; </text:p>
        </text:list-item>
      </text:list>
      <text:list xml:id="list106657815" text:style-name="L2">
        <text:list-item>
          <text:p text:style-name="P11"><text:span text:style-name="T8">Condição de exclusividade mútua</text:span>: cada recurso ou está alocado a um processo ou está disponível; </text:p>
        </text:list-item>
      </text:list>
      <text:list xml:id="list355876806" text:style-name="L3">
        <text:list-item>
          <text:p text:style-name="P12"><text:span text:style-name="T8">Condição de posse-e-espera</text:span>: cada processo pode solicitar um recurso, ter esse recurso alocado para si e ficar bloqueado, esperando por um outro recurso; </text:p>
        </text:list-item>
      </text:list>
      <text:list xml:id="list1018851022" text:style-name="L4">
        <text:list-item>
          <text:p text:style-name="P13"><text:span text:style-name="T8">Condição de espera circular</text:span>: deve existir uma cadeia circular de dois ou mais processos, cada um dos quais esperando por um recurso que está com o próximo integrante da cadeia. </text:p>
        </text:list-item>
      </text:list>
      <text:p text:style-name="P6"><text:span text:style-name="T5"/></text:p>
      <text:p text:style-name="Standard"/>
      <text:p text:style-name="P7"><text:span text:style-name="T1"/></text:p>
      <text:p text:style-name="P7"><text:span text:style-name="T2">I</text:span><text:span text:style-name="T1">nanição (starvation): </text:span>Inanição ocorre quando um processo nunca é executado ("morre de fome"), pois processos de prioridade maior sempre o impedem de ser executado. Em um ambiente computacional multitarefa, a execução de diversos processos simultâneos deve seguir uma regra de escalonamento destes para uso do processador. Isso se deve ao fato de que, durante a mudança de contexto pelo processador, é feita a escolha do próximo processo a ser executado a partir da prioridade deste. Quando o escalonamento não é feito adequadamente, pode haver inanição. Uma solução para esta situação é a delegação de um tempo máximo de espera. A ocorrência da inanição se dá quando os programas rodam indefinidamente (razão pela qual também se dá o nome de preterição indefinida a esta situação) e não fazem nenhum progresso em seu processamento, ao contrário do <text:span text:style-name="T7">deadlock</text:span>, que ocorre quando os processos permanecem bloqueados, dependendo da liberação dos recursos por eles alocados. </text:p>
      <text:p text:style-name="P7"><text:span text:style-name="T1"/></text:p>
      <text:p text:style-name="P10"><text:span text:style-name="T1">Exemplos:</text:span></text:p>
      <text:p text:style-name="P7"><text:span text:style-name="T1"/></text:p>
      <text:list xml:id="list2135370378" text:style-name="L7">
        <text:list-item>
          <text:p>Dois processos enviando repetitivamente mensagens um para o outro e um terceiro bloqueado, esperando por uma mensagem de um deles. </text:p>
        </text:list-item>
      </text:list>
      <text:list xml:id="list3658094300" text:style-name="L6">
        <text:list-item>
          <text:p text:style-name="P15">Alocação de uma impressora. Considerando que o sistema utilize algum algoritmo que garanta que a alocação da impressora não vai levar a situações de <text:span text:style-name="T7">deadlock</text:span>, e considerando também que diversos processos desejam utilizá-la ao mesmo tempo, deve-se definir qual dos processos tem o direito de usá-la.</text:p>
        </text:list-item>
      </text:list>
      <text:p text:style-name="P7"><text:soft-page-break/><text:span text:style-name="T1"/></text:p>
      <text:p text:style-name="P7"><text:span text:style-name="T1"/></text:p>
      <text:p text:style-name="P7"><text:span text:style-name="T1"/></text:p>
      <text:p text:style-name="P8"><text:span text:style-name="T2">I</text:span><text:span text:style-name="T1">ndeterminismo: </text:span>Múltiplas execuções de uma tarefa podem não gerar o mesmo resultado.</text:p>
      <text:p text:style-name="P8"><text:span text:style-name="T1"><text:s/></text:span></text:p>
      <text:p text:style-name="P8"><text:span text:style-name="T3">ex.: </text:span>Um programa que ao ser executado o resultado pode variar <text:span text:style-name="T11">porque a execução das threads não tem uma ordem certa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alibri" svg:font-family="Calibri" style:font-family-generic="roman" style:font-pitch="variable"/>
    <style:font-face style:name="ComicSansMS" svg:font-family="ComicSansMS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5M5S</meta:editing-duration>
    <meta:editing-cycles>8</meta:editing-cycles>
    <meta:generator>LibreOffice/5.4.4.2$Windows_X86_64 LibreOffice_project/2524958677847fb3bb44820e40380acbe820f960</meta:generator>
    <dc:date>2018-07-08T01:08:10.199000000</dc:date>
    <meta:document-statistic meta:table-count="0" meta:image-count="0" meta:object-count="0" meta:page-count="2" meta:paragraph-count="20" meta:word-count="479" meta:character-count="3107" meta:non-whitespace-character-count="2645"/>
    <meta:user-defined meta:name="Info 1"/>
    <meta:user-defined meta:name="Info 2"/>
    <meta:user-defined meta:name="Info 3"/>
    <meta:user-defined meta:name="Info 4"/>
  </office:meta>
</office:document-meta>
</file>